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First_20_Page">
      <style:table-properties style:width="17.859cm" fo:margin-left="-0.132cm" style:page-number="auto" table:align="left" style:writing-mode="lr-tb"/>
    </style:style>
    <style:style style:name="Table1.A" style:family="table-column">
      <style:table-column-properties style:column-width="3.545cm"/>
    </style:style>
    <style:style style:name="Table1.B" style:family="table-column">
      <style:table-column-properties style:column-width="7.08cm"/>
    </style:style>
    <style:style style:name="Table1.C" style:family="table-column">
      <style:table-column-properties style:column-width="4.75cm"/>
    </style:style>
    <style:style style:name="Table1.D" style:family="table-column">
      <style:table-column-properties style:column-width="2.48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1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854cm" fo:margin-left="-0.132cm" table:align="left" style:writing-mode="lr-tb"/>
    </style:style>
    <style:style style:name="Table2.A" style:family="table-column">
      <style:table-column-properties style:column-width="12.626cm"/>
    </style:style>
    <style:style style:name="Table2.B" style:family="table-column">
      <style:table-column-properties style:column-width="5.22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="0.123cm" fo:border-left="none" fo:border-right="0.5pt solid #000000" fo:border-top="0.5pt solid #000000" fo:border-bottom="0.5pt solid #000000" style:writing-mode="lr-tb"/>
    </style:style>
    <style:style style:name="Table3" style:family="table">
      <style:table-properties style:width="17.859cm" fo:margin-left="-0.132cm" table:align="left" style:writing-mode="lr-tb"/>
    </style:style>
    <style:style style:name="Table3.A" style:family="table-column">
      <style:table-column-properties style:column-width="3.149cm"/>
    </style:style>
    <style:style style:name="Table3.B" style:family="table-column">
      <style:table-column-properties style:column-width="14.7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.123cm" fo:border="0.5pt solid #000000" style:writing-mode="lr-tb"/>
    </style:style>
    <style:style style:name="Table3.A2" style:family="table-cell">
      <style:table-cell-properties style:vertical-align="top" fo:padding="0.123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7.859cm" fo:margin-left="-0.132cm" table:align="left" style:writing-mode="lr-tb"/>
    </style:style>
    <style:style style:name="Table4.A" style:family="table-column">
      <style:table-column-properties style:column-width="8.308cm"/>
    </style:style>
    <style:style style:name="Table4.B" style:family="table-column">
      <style:table-column-properties style:column-width="9.551cm"/>
    </style:style>
    <style:style style:name="Table4.1" style:family="table-row">
      <style:table-row-properties style:min-row-height="0.822cm" style:keep-together="true" fo:keep-together="auto"/>
    </style:style>
    <style:style style:name="Table4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4.2" style:family="table-row">
      <style:table-row-properties style:min-row-height="0.637cm" style:keep-together="true" fo:keep-together="auto"/>
    </style:style>
    <style:style style:name="Table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3" style:family="table-row">
      <style:table-row-properties style:min-row-height="0.587cm" style:keep-together="true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4" style:family="table-row">
      <style:table-row-properties style:min-row-height="0.572cm" style:keep-together="true" fo:keep-together="auto"/>
    </style:style>
    <style:style style:name="Table6" style:family="table">
      <style:table-properties style:width="17.595cm" fo:margin-left="0cm" table:align="left" style:writing-mode="lr-tb"/>
    </style:style>
    <style:style style:name="Table6.A" style:family="table-column">
      <style:table-column-properties style:column-width="8.467cm"/>
    </style:style>
    <style:style style:name="Table6.B" style:family="table-column">
      <style:table-column-properties style:column-width="9.128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 style:writing-mode="lr-tb"/>
    </style:style>
    <style:style style:name="Table5.A" style:family="table-column">
      <style:table-column-properties style:column-width="10.557cm"/>
    </style:style>
    <style:style style:name="Table5.B" style:family="table-column">
      <style:table-column-properties style:column-width="1.773cm"/>
    </style:style>
    <style:style style:name="Table5.C" style:family="table-column">
      <style:table-column-properties style:column-width="5.26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bold" style:font-size-asian="11pt" style:font-weight-asian="bold" style:font-name-complex="Ari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80" style:font-name="Arial" fo:font-size="22pt" fo:font-weight="bold" style:font-size-asian="22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80" style:font-name="Arial" fo:font-size="14pt" fo:font-weight="bold" style:font-size-asian="14pt" style:font-weight-asian="bold" style:font-name-complex="Arial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" fo:font-size="11pt" style:font-size-asian="11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normal" style:font-size-asian="11pt" style:font-weight-asian="normal" style:font-name-complex="Arial" style:font-weight-complex="normal"/>
    </style:style>
    <style:style style:name="P12" style:family="paragraph" style:parent-style-name="Standard">
      <style:text-properties style:font-name="Arial" fo:font-size="8pt" style:font-size-asian="8pt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Arial" fo:font-size="10pt" fo:font-weight="bold" style:font-weight-asian="bold" style:font-weight-complex="bold"/>
    </style:style>
    <style:style style:name="P17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/>
    </style:style>
    <style:style style:name="P23" style:family="paragraph" style:parent-style-name="Standard">
      <style:paragraph-properties fo:break-before="page"/>
      <style:text-properties style:font-name="Arial" fo:font-size="8pt" style:font-size-asian="8pt" style:font-name-complex="Ari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font-size="10pt"/>
    </style:style>
    <style:style style:name="P25" style:family="paragraph" style:parent-style-name="Text_20_body">
      <style:paragraph-properties fo:line-height="100%" fo:text-align="justify" style:justify-single-word="false"/>
      <style:text-properties style:font-name="Arial" fo:font-size="10pt" fo:font-weight="normal" style:font-weight-asian="normal" style:font-weight-complex="normal"/>
    </style:style>
    <style:style style:name="P26" style:family="paragraph" style:parent-style-name="Text_20_body">
      <style:paragraph-properties fo:line-height="100%" fo:text-align="justify" style:justify-single-word="false"/>
      <style:text-properties style:font-name="Arial" fo:font-size="10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/>
    </style:style>
    <style:style style:name="P28" style:family="paragraph" style:parent-style-name="Text_20_body">
      <style:paragraph-properties fo:line-height="100%" fo:text-align="justify" style:justify-single-word="false"/>
      <style:text-properties style:font-name="Arial"/>
    </style:style>
    <style:style style:name="P29" style:family="paragraph" style:parent-style-name="Table_20_Contents">
      <style:paragraph-properties fo:text-align="justify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font-size="10pt"/>
    </style:style>
    <style:style style:name="T1" style:family="text">
      <style:text-properties style:font-name-asian="Arial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name-asian="Arial" style:font-size-asian="11pt" style:font-weight-asian="bold" style:font-name-complex="Ari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color="#000080" style:font-name="Arial" fo:font-size="11pt" fo:font-weight="bold" style:font-size-asian="11pt" style:font-weight-asian="bold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/>
    </style:style>
    <style:style style:name="T8" style:family="text">
      <style:text-properties fo:font-size="10pt" fo:font-weight="bold" style:font-size-asian="10pt" style:font-weight-asian="bold" style:font-name-complex="Arial" style:font-size-complex="10pt"/>
    </style:style>
    <style:style style:name="T9" style:family="text">
      <style:text-properties fo:color="#00ae00"/>
    </style:style>
    <style:style style:name="T10" style:family="text">
      <style:text-properties fo:color="#dc2300" fo:font-size="10pt"/>
    </style:style>
    <style:style style:name="T11" style:family="text">
      <style:text-properties fo:color="#ff0000"/>
    </style:style>
    <style:style style:name="T12" style:family="text">
      <style:text-properties fo:color="#ff0000" fo:font-size="10pt"/>
    </style:style>
    <style:style style:name="T13" style:family="text">
      <style:text-properties fo:color="#ff0000" style:font-name="Arial" fo:font-size="10pt" style:font-size-asian="10pt" style:font-size-complex="10pt"/>
    </style:style>
    <style:style style:name="T14" style:family="text">
      <style:text-properties fo:color="#008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office:value-type="string">
            <text:p text:style-name="P5">ATA</text:p>
          </table:table-cell>
          <table:table-cell table:style-name="Table1.A1" table:number-rows-spanned="3" office:value-type="string">
            <text:p text:style-name="P4">Ata<text:span text:style-name="T1"> </text:span>de<text:span text:style-name="T1"> </text:span>Reunião</text:p>
          </table:table-cell>
          <table:table-cell table:style-name="Table1.C1" table:number-columns-spanned="2" office:value-type="string">
            <text:p text:style-name="P3"><text:span text:style-name="T5">Data:</text:span><text:span text:style-name="T3"> <text:s text:c="2"/></text:span><text:bookmark text:name="DATA"/><text:span text:style-name="T3">14/12/2011</text:span>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3"><text:span text:style-name="T5">Início:</text:span><text:span text:style-name="T3"> <text:s/></text:span><text:bookmark text:name="INICIO"/><text:span text:style-name="T3">08:00</text:span></text:p>
          </table:table-cell>
          <table:table-cell table:style-name="Table1.D2" office:value-type="string">
            <text:p text:style-name="P3"><text:span text:style-name="T5">Fim</text:span><text:span text:style-name="T2">:</text:span><text:span text:style-name="T3"> </text:span><text:bookmark text:name="TERMINO"/><text:span text:style-name="T3">17:00</text:span></text:p>
          </table:table-cell>
        </table:table-row>
        <table:table-row table:style-name="Table1.1">
          <table:covered-table-cell/>
          <table:covered-table-cell/>
          <table:table-cell table:style-name="Table1.C3" table:number-columns-spanned="2" office:value-type="string">
            <text:p text:style-name="P3"><text:span text:style-name="T5">Local</text:span><text:span text:style-name="T2">:</text:span><text:span text:style-name="T3"> <text:s/></text:span><text:bookmark text:name="LOCAL"/><text:span text:style-name="T3"><text:s/>ICEA – Bloco B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Solicitante:<text:span text:style-name="T1"> DECEA - SDAD</text:span></text:p>
          </table:table-cell>
          <table:table-cell table:style-name="Table2.B1" office:value-type="string">
            <text:p text:style-name="P7">Fone:<text:span text:style-name="T1"> </text:span><text:bookmark text:name="FONE"/>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Assunto:</text:p>
          </table:table-cell>
          <table:table-cell table:style-name="Table3.B1" office:value-type="string">
            <text:p text:style-name="P14">Grupo de Trabalho SGBDO</text:p>
          </table:table-cell>
        </table:table-row>
        <table:table-row table:style-name="Table3.1">
          <table:table-cell table:style-name="Table3.A2" office:value-type="string">
            <text:p text:style-name="P7">Participantes:<text:span text:style-name="T1"> </text:span></text:p>
          </table:table-cell>
          <table:table-cell table:style-name="Table3.B2" office:value-type="string">
            <text:p text:style-name="P13">SO MURILO, SO HENRIQUE, 1S EVALDO, 1S RONACIN, 2S IZILBERT, 3S DIEISON </text:p>
          </table:table-cell>
        </table:table-row>
      </table:table>
      <text:p text:style-name="P6"/>
      <text:p text:style-name="P6">Pauta</text:p>
      <text:p text:style-name="P18"><text:tab/>Iniciou-se os trabalhos no dia 06/12/2011 a partir das 14:00h com o intuito de realizar treinamento no framework CAKEPHP, realizar modificações no sistema para atender pedidos do SDAD <text:s/>e definir requisitos de uma plataforma para o desenvolvimento e absorção de sistemas do SISCEAB na área operacional/administrativa.</text:p>
      <text:p text:style-name="P18"/>
      <text:p text:style-name="P18"><text:tab/>Todos os integrantes abaixo estão cientes do conteúdo.</text:p>
      <text:p text:style-name="P17"/>
      <text:p text:style-name="P1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8">INTEGRANTES DO GRUPO SGBDO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7">Nome</text:p>
          </table:table-cell>
          <table:table-cell table:style-name="Table4.A1" office:value-type="string">
            <text:p text:style-name="P8">Assinatura</text:p>
          </table:table-cell>
        </table:table-row>
        <table:table-row table:style-name="Table4.3">
          <table:table-cell table:style-name="Table4.A3" office:value-type="string">
            <text:p text:style-name="P11"><text:span text:style-name="T6">SO BET</text:span> JOSÉ <text:span text:style-name="T6">HENRIQUE</text:span> DA SILVA</text:p>
          </table:table-cell>
          <table:table-cell table:style-name="Table4.B3" office:value-type="string">
            <text:p text:style-name="P9"/>
          </table:table-cell>
        </table:table-row>
        <table:table-row table:style-name="Table4.4">
          <table:table-cell table:style-name="Table4.A3" office:value-type="string">
            <text:p text:style-name="P10"><text:span text:style-name="T6">SO BCO</text:span> SÉRGIO <text:span text:style-name="T6">MURILO</text:span> DE JESUS</text:p>
          </table:table-cell>
          <table:table-cell table:style-name="Table4.B3" office:value-type="string">
            <text:p text:style-name="P9"/>
          </table:table-cell>
        </table:table-row>
        <table:table-row table:style-name="Table4.4">
          <table:table-cell table:style-name="Table4.A3" office:value-type="string">
            <text:p text:style-name="P10"><text:span text:style-name="T6">1S</text:span> <text:span text:style-name="T6">BET EVALDO</text:span> DE SOUSA LIMA</text:p>
          </table:table-cell>
          <table:table-cell table:style-name="Table4.B3" office:value-type="string">
            <text:p text:style-name="P9"/>
          </table:table-cell>
        </table:table-row>
        <table:table-row table:style-name="Table4.4">
          <table:table-cell table:style-name="Table4.A3" office:value-type="string">
            <text:p text:style-name="P10"><text:span text:style-name="T6">1S BCO RONACIN</text:span> CARVALHO LINS</text:p>
          </table:table-cell>
          <table:table-cell table:style-name="Table4.B3" office:value-type="string">
            <text:p text:style-name="P9"/>
          </table:table-cell>
        </table:table-row>
        <table:table-row table:style-name="Table4.4">
          <table:table-cell table:style-name="Table4.A3" office:value-type="string">
            <text:p text:style-name="P10"><text:span text:style-name="T6">2S BET <text:s/>IZILBERT</text:span> OLIVEIRA DA SILVA</text:p>
          </table:table-cell>
          <table:table-cell table:style-name="Table4.B3" office:value-type="string">
            <text:p text:style-name="P9"/>
          </table:table-cell>
        </table:table-row>
        <table:table-row table:style-name="Table4.4">
          <table:table-cell table:style-name="Table4.A3" office:value-type="string">
            <text:p text:style-name="P10"><text:span text:style-name="T6">3S BET DIEISON</text:span> DA SILVA BORGES</text:p>
          </table:table-cell>
          <table:table-cell table:style-name="Table4.B3" office:value-type="string">
            <text:p text:style-name="P9"/>
          </table:table-cell>
        </table:table-row>
      </table:table>
      <text:p text:style-name="P6"/>
      <text:p text:style-name="P6"/>
      <text:p text:style-name="P12"/>
      <text:p text:style-name="P12"/>
      <text:p text:style-name="P12"/>
      <text:p text:style-name="P12"/>
      <text:p text:style-name="P23"/>
      <text:p text:style-name="P12"/>
      <text:p text:style-name="P22"><text:tab/><text:span text:style-name="T4">No dia 06/12/11 foi realizada uma reunião com TCel R1 Antônio do setor de ensino à distância no bloco F para tratar de disponibilidade de sala para o grupo, autorização de uso dos notebooks para acesso a <text:s/>Intraer e disponibilidade do SO MARILSON e CV SANDRA SIQUEIRA para acompanhar o acesso aos dados do sistema </text:span><text:span text:style-name="T13">eplion</text:span><text:span text:style-name="T4">.</text:span></text:p>
      <text:p text:style-name="P20"/>
      <text:p text:style-name="P20"><text:tab/>Conforme orientação a norma ICAO 98 informa que o nível de proficiência em língua inglesa deve ser o menor obtido nas áreas e que até o nível 2 são realizados testes anuais, para os níveis 3 e 4 de dois em dois anos e níveis 5 e 6 não são realizados. Após a validade, seja de um ou dois anos, caso não seja feito novo exame a situação do indivíduo deve ser não-determinado e sujeito a não participar de escala operacional.</text:p>
      <text:p text:style-name="P20"/>
      <text:p text:style-name="P19"><text:tab/>Verificou-se a importância de integrar os dados do Eplion ao SGBDO para permitir confiabilidade, evitar duplicidade e validade da informação.</text:p>
      <text:p text:style-name="P19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0">REQUISITOS IDENTIFICADOS PELO GRUPO PARA OPERACIONALIZAÇÃO DO SISTEMA NO SISCEAB</text:p>
          </table:table-cell>
          <table:covered-table-cell/>
        </table:table-row>
        <table:table-row>
          <table:table-cell table:style-name="Table6.A2" office:value-type="string">
            <text:p text:style-name="P29">REQUISITO</text:p>
          </table:table-cell>
          <table:table-cell table:style-name="Table6.B2" office:value-type="string">
            <text:p text:style-name="P29">NECESSIDADE</text:p>
          </table:table-cell>
        </table:table-row>
        <table:table-row>
          <table:table-cell table:style-name="Table6.A2" office:value-type="string">
            <text:p text:style-name="P29">1 Emprego do banco de dados relacional MySQL server versão 5.1 ou superior</text:p>
          </table:table-cell>
          <table:table-cell table:style-name="Table6.B2" office:value-type="string">
            <text:p text:style-name="P29">As unidades do SISCEAB devem possuir servidor dedicado com sistema operacional linux e com o MySQL instalado e disponível para configuração pela equipe do SGBDO.</text:p>
          </table:table-cell>
        </table:table-row>
        <table:table-row>
          <table:table-cell table:style-name="Table6.A2" office:value-type="string">
            <text:p text:style-name="P29">2 Criação de portal para o sistema com a finalidade de viabilizar atualização de versões.</text:p>
          </table:table-cell>
          <table:table-cell table:style-name="Table6.B2" office:value-type="string">
            <text:p text:style-name="P29">Disponibilização pelo CINDACTA IV de uma área do servidor WWW para criação do portal do SGBDO e acesso aos integrantes da equipe do SGBDO.</text:p>
          </table:table-cell>
        </table:table-row>
        <table:table-row>
          <table:table-cell table:style-name="Table6.A2" office:value-type="string">
            <text:p text:style-name="P29">3 Emprego do framework CAKEPHP</text:p>
          </table:table-cell>
          <table:table-cell table:style-name="Table6.B2" office:value-type="string">
            <text:p text:style-name="P29">O servidor WWW deve estar no servidor dedicado escolhido para o banco MySQL.</text:p>
          </table:table-cell>
        </table:table-row>
        <table:table-row>
          <table:table-cell table:style-name="Table6.A2" office:value-type="string">
            <text:p text:style-name="P29">4 Replicação da base de dados única do SISCEAB</text:p>
          </table:table-cell>
          <table:table-cell table:style-name="Table6.B2" office:value-type="string">
            <text:p text:style-name="P29">Permitir configuração do servidor escolhido para o SGBDO</text:p>
          </table:table-cell>
        </table:table-row>
        <table:table-row>
          <table:table-cell table:style-name="Table6.A2" office:value-type="string">
            <text:p text:style-name="P29">5 Absorção de Sistemas do SISCEAB</text:p>
          </table:table-cell>
          <table:table-cell table:style-name="Table6.B2" office:value-type="string">
            <text:p text:style-name="P29">Agendar reunião para análise de requisitos do sistema a ser absorvido pelo SGBDO.</text:p>
          </table:table-cell>
        </table:table-row>
        <table:table-row>
          <table:table-cell table:style-name="Table6.A2" office:value-type="string">
            <text:p text:style-name="P29">6 Completar a equipe de integrantes do SGBDO para possuir um elo treinado em cada unidade atendida</text:p>
          </table:table-cell>
          <table:table-cell table:style-name="Table6.B2" office:value-type="string">
            <text:p text:style-name="P29">Definir desenvolvedores para o SRPV-SP, CGNA, DECEA e CINDACTA III para serem treinados no sistema SGBDO partindo de requisitos do SDAD.</text:p>
          </table:table-cell>
        </table:table-row>
        <table:table-row>
          <table:table-cell table:style-name="Table6.A2" office:value-type="string">
            <text:p text:style-name="P29">7 </text:p>
          </table:table-cell>
          <table:table-cell table:style-name="Table6.B2" office:value-type="string">
            <text:p text:style-name="P29"/>
          </table:table-cell>
        </table:table-row>
      </table:table>
      <text:p text:style-name="P19"/>
      <text:p text:style-name="P20"><text:tab/>Foi definido como banco de dados padrão o MySQL. Senso comum quanto ao desenvolvimento do controle de <text:s/>EPTA. </text:p>
      <text:p text:style-name="P20"/>
      <text:p text:style-name="P20"><text:tab/>Criar página extenoindex para concentrar todos os links extenos do sistema. Definida a necessidade de uma máquina virtual/servidor dedicado ao SGBDO em virtude de ser necessário replicação geral da Base de Dados. Aprovada a estrutura do id das tabelas na forma id=id*100+(identificador do centro 1 =&gt; Cindacta I, 2=&gt;Cindacta II, 3=&gt;Cindacta III, 4=&gt;Cindacta IV, <text:span text:style-name="T11">????</text:span> etc).</text:p>
      <text:p text:style-name="P20"/>
      <text:p text:style-name="P19"><text:tab/>Instalação e configuração do framework CakePHP e orientações quanto ao desenvolvimento no mesmo. </text:p>
      <text:p text:style-name="P19"><text:soft-page-break/></text:p>
      <text:p text:style-name="P21"><text:tab/>Estudar o processo e a estrutura empregada no cadastro dos avaliados no EPLION.</text:p>
      <text:p text:style-name="P20">Instalação e configuração do framework CakePHP com a base de dados do Cindacta IV para o desenvolvimento dos requisitos recebidos.</text:p>
      <text:p text:style-name="P20"/>
      <text:p text:style-name="P20"><text:tab/>Definida a IDE NETBEANS como ferramenta para desenvolvimento e cliente para o Subversion. Definido o CINDACTA IV como repositório central para o desenvolvimento das aplicações. Sendo necessário um servidor para manter o servidor SVN+SSH.</text:p>
      <text:p text:style-name="P20"/>
      <text:p text:style-name="P20"><text:tab/>Definido estrutura de Backup em virtude de todas as unidades possuírem o mesmo sistema com a base de dados replicada. Logo há necessidade de todas as unidades assumirem a estrutura de backup. Cada unidade realiza backup num dia diferente. Sete unidades, sete dias da semana, um dia para cada unidade. </text:p>
      <text:p text:style-name="P20"/>
      <text:p text:style-name="P20"><text:tab/>Foi sugerido a criação de um portal para o SGBDO para informar sobre as notas de versão do sistema e disponibilização de download.</text:p>
      <text:p text:style-name="P20"><text:tab/></text:p>
      <text:p text:style-name="P20"><text:tab/>Absorção do SISOCOAM, SMO, SAIS e outros sistemas para serem incorporados no SGBDO. Trabalhar níveis de acesso para impedir que usuários administradores <text:span text:style-name="T9">acessem</text:span> áreas disponível somente para a sua <text:span text:style-name="T9">OM</text:span>.</text:p>
      <text:p text:style-name="P20"/>
      <text:p text:style-name="P24">Solicitações da SDAD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9">SOLICITAÇÃO</text:p>
          </table:table-cell>
          <table:table-cell table:style-name="Table5.A1" office:value-type="string">
            <text:p text:style-name="P29">STATUS</text:p>
          </table:table-cell>
          <table:table-cell table:style-name="Table5.C1" office:value-type="string">
            <text:p text:style-name="P29">TRABALHO REALIZADO</text:p>
          </table:table-cell>
        </table:table-row>
        <table:table-row>
          <table:table-cell table:style-name="Table5.A2" office:value-type="string">
            <text:p text:style-name="P26">- Retirar o distintivo do CINDACTA IV;</text:p>
          </table:table-cell>
          <table:table-cell table:style-name="Table5.A2" office:value-type="string">
            <text:p text:style-name="P29">OK</text:p>
          </table:table-cell>
          <table:table-cell table:style-name="Table5.C2" office:value-type="string">
            <text:p text:style-name="P29">Definida logomarca e novo layout para o sistema.</text:p>
          </table:table-cell>
        </table:table-row>
        <table:table-row>
          <table:table-cell table:style-name="Table5.A2" office:value-type="string">
            <text:p text:style-name="P26">- Os ícones para gerar arquivo PDF e/ou planilha não estão gerando dados;</text:p>
          </table:table-cell>
          <table:table-cell table:style-name="Table5.A2" office:value-type="string">
            <text:p text:style-name="P29">OK</text:p>
          </table:table-cell>
          <table:table-cell table:style-name="Table5.C2" office:value-type="string">
            <text:p text:style-name="P29"><text:span text:style-name="T9">Incluída</text:span> as funções e realizados testes.</text:p>
          </table:table-cell>
        </table:table-row>
        <table:table-row>
          <table:table-cell table:style-name="Table5.A2" office:value-type="string">
            <text:p text:style-name="P16">Menu Administrador</text:p>
            <text:p text:style-name="P26">a) permitir o cadastro dos níveis:</text:p>
            <text:p text:style-name="P28"> <text:span text:style-name="T7">- Nível Administrador: sem explicações pois o acesso é total</text:span></text:p>
            <text:p text:style-name="P28"> <text:span text:style-name="T7">- Nível Grande-Comando: acesso geral:</text:span></text:p>
            <text:p text:style-name="P28">   <text:span text:style-name="T7">* ATCO: O perfil ATCO verá apenas os registros de ATCO</text:span></text:p>
            <text:p text:style-name="P28">   <text:span text:style-name="T7">* OEA/RPM: O perfil OEA/RPM verá apenas os registros de OEA e RPM</text:span></text:p>
            <text:p text:style-name="P28"> <text:span text:style-name="T7">- Nível Regional: </text:span></text:p>
            <text:p text:style-name="P28">    <text:span text:style-name="T7">* cadastro apenas dos campos do menu efetivo (afastamentos, atividade, foto, exame e habilitação)</text:span></text:p>
            <text:p text:style-name="P28">    <text:span text:style-name="T7">* consulta apenas dos campos do menu efetivo (militar, setor, unidade, assinatura)</text:span></text:p>
            <text:p text:style-name="P28">    <text:span text:style-name="T7">* controle de horas do menu controles (</text:span><text:span text:style-name="T10">vamos ter que </text:span><text:span text:style-name="T7">definir um passo a passo para o que será cadastrado e ter um relatório)</text:span></text:p>
            <text:p text:style-name="P26"><text:soft-page-break/>Observação: <text:span text:style-name="T11">deve-se </text:span>definir se vai juntar militar e civil numa só tabela, então mudar<text:span text:style-name="T11">á</text:span> o nome do campo militar para pessoal)</text:p>
            <text:p text:style-name="P28"> <text:span text:style-name="T7">- Nível Provedor (esse item apenas atende aos Destacamentos):</text:span></text:p>
            <text:p text:style-name="P28">   <text:span text:style-name="T7">* cadastro apenas dos campos do menu efetivo (afastamentos e foto)</text:span></text:p>
            <text:p text:style-name="P28"> <text:span text:style-name="T7">- Nível Ensino (Esse item apenas para as SIAT):</text:span></text:p>
            <text:p text:style-name="P28">    <text:span text:style-name="T7">* cadastro de provas no menu controles (deve-se definir passo a passo o que será cadastrado)</text:span></text:p>
            <text:p text:style-name="P26">Observação: o teste operacional é realizado uma vez por ano, então deve-se cadastrar por ano do teste para ter um histórico de cada militar e um procedimento padrão.</text:p>
          </table:table-cell>
          <table:table-cell table:style-name="Table5.A2" office:value-type="string">
            <text:p text:style-name="P29">WAIT</text:p>
          </table:table-cell>
          <table:table-cell table:style-name="Table5.C2" office:value-type="string">
            <text:p text:style-name="P29">Aguardando layout.</text:p>
          </table:table-cell>
        </table:table-row>
        <table:table-row>
          <table:table-cell table:style-name="Table5.A2" office:value-type="string">
            <text:p text:style-name="P16">Menu Controles</text:p>
            <text:p text:style-name="P26">a) retirar o Relatório de Inspeção desse Menu, pois o controle é de cada organização. Ficará para uma melhoria posterior com base no que decidirem entre os desenvolvedores, pois terá que haver níveis individuais (Grande Comando, Regional e Provedor)</text:p>
          </table:table-cell>
          <table:table-cell table:style-name="Table5.A2" office:value-type="string">
            <text:p text:style-name="P29">WAIT</text:p>
          </table:table-cell>
          <table:table-cell table:style-name="Table5.C2" office:value-type="string">
            <text:p text:style-name="P29">Aguardando layout.</text:p>
          </table:table-cell>
        </table:table-row>
        <table:table-row>
          <table:table-cell table:style-name="Table5.A2" office:value-type="string">
            <text:p text:style-name="P16">Atualização</text:p>
            <text:p text:style-name="P26">a) como os dados serão cadastrados sem conversão com o banco de dados do <text:span text:style-name="T11">Góes</text:span> creio que poderá excluir e deixo <text:span text:style-name="T11">ao seu critério</text:span> ou definição entre sincronismos com os regionais para evitar congestionamento da rede</text:p>
          </table:table-cell>
          <table:table-cell table:style-name="Table5.A2" office:value-type="string">
            <text:p text:style-name="P29">WAIT</text:p>
          </table:table-cell>
          <table:table-cell table:style-name="Table5.C2" office:value-type="string">
            <text:p text:style-name="P29">Sincronismo definido a partir da replicação do banco de dados entre o servidor central em Brasília. Depende da aprovação pelo DECEA e autorização para a equipe configurar os servidores SGBDO regionais.</text:p>
          </table:table-cell>
        </table:table-row>
        <table:table-row>
          <table:table-cell table:style-name="Table5.A2" office:value-type="string">
            <text:p text:style-name="P16">Escala</text:p>
            <text:p text:style-name="P25">a) definir um passo a passo. Creio que<text:span text:style-name="T11"> vocês</text:span> que já têm a experiência já definiram como estão cadastrando.</text:p>
          </table:table-cell>
          <table:table-cell table:style-name="Table5.A2" office:value-type="string">
            <text:p text:style-name="P29">WAIT</text:p>
          </table:table-cell>
          <table:table-cell table:style-name="Table5.C2" office:value-type="string">
            <text:p text:style-name="P29">Aguardando layout.</text:p>
          </table:table-cell>
        </table:table-row>
        <table:table-row>
          <table:table-cell table:style-name="Table5.A2" office:value-type="string">
            <text:p text:style-name="P16">Curso</text:p>
            <text:p text:style-name="P25">a) definir um passo a passo, haja vista que não está vinculado ao banco de dados do<text:span text:style-name="T11"> Góes</text:span>. Sugiro consolidar o cadastro no Nível Regional e validação da D-CTP. Podemos criar um procedimento de atualização entre a base de dados com base no CPF por exemplo.</text:p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16">Menu controle no submenu Licenciamento/Habilitação</text:p>
            <text:p text:style-name="P26">a) <text:span text:style-name="T11">precisamos</text:span> definir esse menu com maior precisão, pois há cadastros que são consultas (exemplo do nível de inglês)</text:p>
            <text:p text:style-name="P26">b) o submenu relatório poderia ser como um dos menus principais, pois envolve várias sínteses</text:p>
            <text:p text:style-name="P26">c) há cadastros que passam a ser duplicidade (exemplo fotos que também está no menu efetivo)</text:p>
            <text:p text:style-name="P26">d) o submenu boletim interno deveria ser vinculado à habilitação e designação de conselho, podendo não ser um cadastro (deixo <text:span text:style-name="T11">ao seu critério</text:span>, caso tenha acertado com <text:span text:style-name="T11">o J. Luis ou Vita</text:span>).</text:p>
            <text:p text:style-name="P26">e) o submenu cálculos (necessidade por escala) está vago.</text:p>
            <text:p text:style-name="P25">f) o submenu controle ATM poderia ser um campo automático para registro de afastamentos.</text:p>
          </table:table-cell>
          <table:table-cell table:style-name="Table5.A2" office:value-type="string">
            <text:p text:style-name="P29">WAIT</text:p>
          </table:table-cell>
          <table:table-cell table:style-name="Table5.C2" office:value-type="string">
            <text:p text:style-name="P29">Aguardando definição do layout.</text:p>
          </table:table-cell>
        </table:table-row>
        <table:table-row>
          <table:table-cell table:style-name="Table5.A2" office:value-type="string">
            <text:p text:style-name="P16">Relatórios</text:p>
            <text:p text:style-name="P26">a) <text:span text:style-name="T11">precisamos </text:span>definir os relatórios como genéricos. O gráfico que <text:soft-page-break/><text:span text:style-name="T11">você gerou do X4000 é ótimo</text:span>, mas será que tem como filtrar por usuário do regional<text:span text:style-name="T11">?</text:span> Não<text:span text:style-name="T11"> podemos</text:span> deixar relatórios individualizados.</text:p>
            <text:p text:style-name="P25">b) os relatórios não estão gerando registros em planilha eletrônica os arquivos estão vazios, não estão buscando dados das habilitações cadastradas e/ou licenças e/ou afastamentos.</text:p>
          </table:table-cell>
          <table:table-cell table:style-name="Table5.A2" office:value-type="string">
            <text:p text:style-name="P29">OK</text:p>
          </table:table-cell>
          <table:table-cell table:style-name="Table5.C2" office:value-type="string">
            <text:p text:style-name="P29">Corrigidos.</text:p>
          </table:table-cell>
        </table:table-row>
        <table:table-row>
          <table:table-cell table:style-name="Table5.A2" office:value-type="string">
            <text:p text:style-name="P16">Definição do Sistema aos componente.</text:p>
          </table:table-cell>
          <table:table-cell table:style-name="Table5.A2" office:value-type="string">
            <text:p text:style-name="P29">OK</text:p>
          </table:table-cell>
          <table:table-cell table:style-name="Table5.C2" office:value-type="string">
            <text:p text:style-name="P29">Apresentado o sistema. Definidas tarefas para aplicação prática no mesmo.</text:p>
          </table:table-cell>
        </table:table-row>
        <table:table-row>
          <table:table-cell table:style-name="Table5.A2" office:value-type="string">
            <text:p text:style-name="P16">Adequação dos níveis de acesso: Administrador (<text:span text:style-name="T11">são vocês</text:span>, mas também posso me enquadrar), Gerente (serão cadastrados o pessoal do SDAD), Supervisão (alguns usuários do SDAD e do SDOP, terão visão de consulta) Regionais (administração dos dados locais tipo setores, habilitação, inspeção de saúde...) <text:s text:c="2"/>(administração dos dados locais, tipo setores e inspeção de saúde), <text:span text:style-name="T11">Convém estabelecer os níveis a seu critério técnico.</text:span></text:p>
          </table:table-cell>
          <table:table-cell table:style-name="Table5.A2" office:value-type="string">
            <text:p text:style-name="P29">WAIT </text:p>
          </table:table-cell>
          <table:table-cell table:style-name="Table5.C2" office:value-type="string">
            <text:p text:style-name="P29">Aguardando layout.</text:p>
          </table:table-cell>
        </table:table-row>
        <table:table-row>
          <table:table-cell table:style-name="Table5.A2" office:value-type="string">
            <text:p text:style-name="P16">Layout do Sistema: adequar as telas para melhor acessibilidade e entendimento pelos usuários, separando cadastro (cadastro inicial, afastamentos, licenças, habilitações...), consulta (dados cadastrados), relatórios (gerais para o sistema), ensino (compreende o cursos, treinamentos, avaliações), certificação (compreende licenças e habilitações). <text:span text:style-name="T11">Deixo para vocês</text:span> a definição do melhor layout.</text:p>
          </table:table-cell>
          <table:table-cell table:style-name="Table5.A2" office:value-type="string">
            <text:p text:style-name="P29">WAIT</text:p>
          </table:table-cell>
          <table:table-cell table:style-name="Table5.C2" office:value-type="string">
            <text:p text:style-name="P29">Aguardando layout.</text:p>
          </table:table-cell>
        </table:table-row>
        <table:table-row>
          <table:table-cell table:style-name="Table5.A2" office:value-type="string">
            <text:p text:style-name="P16">Relatórios: caso possível, nesse tempo, os relatórios poderiam ser gerados por meio de seleção de campos, todavia, <text:span text:style-name="T11">se o tempo não permitir</text:span>, os relatórios devem ser genéricos (licenças concedidas por período, habilitações "válidas e/ou vencidas por períodos e por órgãos tipo APP, ACC...", efetivo "ativo, inativo, afastados".</text:p>
          </table:table-cell>
          <table:table-cell table:style-name="Table5.A2" office:value-type="string">
            <text:p text:style-name="P29">WAIT</text:p>
          </table:table-cell>
          <table:table-cell table:style-name="Table5.C2" office:value-type="string">
            <text:p text:style-name="P29">Estudar melhor definição.</text:p>
          </table:table-cell>
        </table:table-row>
        <table:table-row>
          <table:table-cell table:style-name="Table5.A2" office:value-type="string">
            <text:p text:style-name="P16">Os campos habilitações devem manter o histórico de vencimento.</text:p>
          </table:table-cell>
          <table:table-cell table:style-name="Table5.A2" office:value-type="string">
            <text:p text:style-name="P29">OK</text:p>
          </table:table-cell>
          <table:table-cell table:style-name="Table5.C2" office:value-type="string">
            <text:p text:style-name="P29">Concluído e verificado.</text:p>
          </table:table-cell>
        </table:table-row>
        <table:table-row>
          <table:table-cell table:style-name="Table5.A2" office:value-type="string">
            <text:p text:style-name="P16">Cadastro de órgãos: devem possuir os campos (órgão "sigla", definição "alguns EPTA não possuem sigla", local "cidade", homologação "Portaria do Regional, data e boletim com data", certificação "Portaria do DECEA, data e boletim ou DOU com data".</text:p>
          </table:table-cell>
          <table:table-cell table:style-name="Table5.A2" office:value-type="string">
            <text:p text:style-name="P29">OK</text:p>
          </table:table-cell>
          <table:table-cell table:style-name="Table5.C2" office:value-type="string">
            <text:p text:style-name="P29">Concluído. Criado e associado com as siglas do NOTAER.</text:p>
          </table:table-cell>
        </table:table-row>
        <table:table-row>
          <table:table-cell table:style-name="Table5.A2" office:value-type="string">
            <text:p text:style-name="P16"><text:span text:style-name="T11">No final,</text:span> <text:span text:style-name="T11">conforme conversamos</text:span>, solicito <text:span text:style-name="T14">enviar</text:span> um Relatório (ata) com os participantes e tópicos, por determinação do Ten Cel Av Schiffler.</text:p>
          </table:table-cell>
          <table:table-cell table:style-name="Table5.A2" office:value-type="string">
            <text:p text:style-name="P29">OK</text:p>
          </table:table-cell>
          <table:table-cell table:style-name="Table5.C2" office:value-type="string">
            <text:p text:style-name="P29">Ata concluída.</text:p>
          </table:table-cell>
        </table:table-row>
        <table:table-row>
          <table:table-cell table:style-name="Table5.A2" office:value-type="string">
            <text:p text:style-name="P15">Os detalhes técnicos "manual do Sistema com a documentação" será no formato do documento preliminar.</text:p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29"/>
          </table:table-cell>
        </table:table-row>
      </table:table>
      <text:p text:style-name="P24"><text:tab/><text:tab/></text:p>
      <text:p text:style-name="P24"/>
      <text:p text:style-name="P2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1pt" fo:font-weight="bold" style:font-size-asian="11pt" style:font-weight-asian="bold" style:font-name-complex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-asian="Arial"/>
    </style:style>
    <style:style style:name="MT2" style:family="text">
      <style:text-properties style:font-name="Arial" fo:font-size="11pt" fo:font-weight="bold" style:font-size-asian="11pt" style:font-weight-asian="bold" style:font-name-complex="Arial"/>
    </style:style>
    <style:style style:name="MT3" style:family="text">
      <style:text-properties style:font-name="Arial" fo:font-size="11pt" fo:font-weight="bold" style:font-name-asian="Arial" style:font-size-asian="11pt" style:font-weight-asian="bold" style:font-name-complex="Arial"/>
    </style:style>
    <style:page-layout style:name="Mpm1">
      <style:page-layout-properties fo:page-width="21.59cm" fo:page-height="27.94cm" style:num-format="1" style:print-orientation="portrait" fo:margin-top="1.501cm" fo:margin-bottom="1.27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8">
      <number:day/>
      <number:text>-</number:text>
      <number:month number:textual="true"/>
      <number:text>-</number:text>
      <number:year/>
    </number:date-style>
  </office:automatic-styles>
  <office:master-styles>
    <style:master-page style:name="Standard" style:page-layout-name="Mpm1">
      <style:header>
        <text:p text:style-name="MP1">continuação<text:span text:style-name="MT1"> </text:span>da<text:span text:style-name="MT1"> </text:span>Ata<text:span text:style-name="MT1"> </text:span></text:p>
      </style:header>
      <style:footer>
        <text:p text:style-name="MP2"><text:span text:style-name="MT2"><text:date style:data-style-name="N108" text:date-value="2011-12-16T11:06:33.99">16-Dez-11</text:date></text:span><text:span text:style-name="MT2"><text:tab/><text:tab/>Pág</text:span><text:span text:style-name="MT3"> </text:span><text:span text:style-name="MT2"><text:page-number text:select-page="current">3</text:page-number></text:span><text:span text:style-name="MT2">/</text:span><text:span text:style-name="MT2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TA Nº</dc:title>
    <meta:initial-creator>familia </meta:initial-creator>
    <meta:creation-date>2011-12-06T20:19:07</meta:creation-date>
    <dc:date>2011-12-16T11:06:34</dc:date>
    <meta:print-date>1998-02-11T15:11:00</meta:print-date>
    <meta:editing-cycles>35</meta:editing-cycles>
    <meta:editing-duration>PT4H49M12S</meta:editing-duration>
    <meta:generator>LibreOffice/3.4$Linux LibreOffice_project/340m1$Build-402</meta:generator>
    <meta:document-statistic meta:table-count="6" meta:image-count="0" meta:object-count="0" meta:page-count="5" meta:paragraph-count="134" meta:word-count="1613" meta:character-count="10180" meta:non-whitespace-character-count="8631"/>
    <meta:user-defined meta:name="Info 1"/>
    <meta:user-defined meta:name="Info 2"/>
    <meta:user-defined meta:name="Info 3"/>
    <meta:user-defined meta:name="Info 4"/>
  </office:meta>
</office:document-meta>
</file>